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f86c6" officeooo:paragraph-rsid="001f86c6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1fa655" officeooo:paragraph-rsid="001fa655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officeooo:rsid="001fa655" officeooo:paragraph-rsid="001fa655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20335e" officeooo:paragraph-rsid="0020335e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20335e" officeooo:paragraph-rsid="0020335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22fe64" officeooo:paragraph-rsid="0020335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2fe64" officeooo:paragraph-rsid="0020335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2689d3" officeooo:paragraph-rsid="002689d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2689d3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689d3" officeooo:paragraph-rsid="002689d3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70c9" style:font-weight-asian="normal" style:font-weight-complex="normal"/>
    </style:style>
    <style:style style:name="T3" style:family="text">
      <style:text-properties fo:font-weight="normal" officeooo:rsid="00217599" style:font-weight-asian="normal" style:font-weight-complex="normal"/>
    </style:style>
    <style:style style:name="T4" style:family="text">
      <style:text-properties fo:font-weight="normal" officeooo:rsid="0022fe64" style:font-weight-asian="normal" style:font-weight-complex="normal"/>
    </style:style>
    <style:style style:name="T5" style:family="text">
      <style:text-properties fo:font-weight="normal" officeooo:rsid="0024b230" style:font-weight-asian="normal" style:font-weight-complex="normal"/>
    </style:style>
    <style:style style:name="T6" style:family="text">
      <style:text-properties officeooo:rsid="0026530b"/>
    </style:style>
    <style:style style:name="T7" style:family="text">
      <style:text-properties officeooo:rsid="002689d3"/>
    </style:style>
    <style:style style:name="T8" style:family="text">
      <style:text-properties fo:font-size="12pt" fo:font-weight="bold" officeooo:rsid="002689d3" style:font-size-asian="10.5pt" style:font-weight-asian="bold" style:font-size-complex="12pt" style:font-weight-complex="bold"/>
    </style:style>
    <style:style style:name="T9" style:family="text">
      <style:text-properties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2689d3" style:font-size-asian="10.5pt" style:font-weight-asian="normal" style:font-size-complex="12pt" style:font-weight-complex="normal"/>
    </style:style>
    <style:style style:name="T11" style:family="text">
      <style:text-properties fo:font-size="12pt" style:font-size-asian="10.5pt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rtfolio</text:p>
      <text:p text:style-name="P1"/>
      <text:p text:style-name="P2">Tema 1</text:p>
      <text:p text:style-name="P3"/>
      <text:p text:style-name="P4"><text:span text:style-name="T7">1. </text:span>Leyes de Gestalt: <text:span text:style-name="T1">Teoría que propone que lo que vemos pasa por un proceso de reestructuración en nuestro cerebro. Encontramos:</text:span></text:p>
      <text:p text:style-name="P4"><text:span text:style-name="T1"/></text:p>
      <text:p text:style-name="P5">- Ley de proximidad</text:p>
      <text:p text:style-name="P5">- Ley de la similitud</text:p>
      <text:p text:style-name="P5">- Ley de la buena continuidad</text:p>
      <text:p text:style-name="P5">- Ley del movimiento común o ley de la buena dirección</text:p>
      <text:p text:style-name="P5">- Ley de la experiencia</text:p>
      <text:p text:style-name="P5">- Ley del contraste</text:p>
      <text:p text:style-name="P4"><text:span text:style-name="T1">- </text:span><text:span text:style-name="T2">Ley de clausura o cierre</text:span></text:p>
      <text:p text:style-name="P4"><text:span text:style-name="T2">- </text:span><text:span text:style-name="T3">Ley de la inclusividad</text:span></text:p>
      <text:p text:style-name="P4"><text:span text:style-name="T3">- </text:span><text:span text:style-name="T4">Ley de sime</text:span><text:span text:style-name="T5">t</text:span><text:span text:style-name="T4">ría</text:span></text:p>
      <text:p text:style-name="P6">- Ley de la pregnancia <text:span text:style-name="T6">o buena forma</text:span></text:p>
      <text:p text:style-name="P6">- <text:span text:style-name="T6">Relación entre fondo y figura</text:span></text:p>
      <text:p text:style-name="P6"/>
      <text:p text:style-name="P6"/>
      <text:p text:style-name="P8">2. Elementos de una interfaz web</text:p>
      <text:p text:style-name="P8"/>
      <text:p text:style-name="P8">2.1 Identificación </text:p>
      <text:p text:style-name="P8">2.2 Navegación</text:p>
      <text:p text:style-name="P8"/>
      <text:p text:style-name="P8"><text:s text:c="4"/>- Widgets: <text:span text:style-name="T1">Distintos elementos que podemos añadir a la página web (Encuestas, fotos….).</text:span></text:p>
      <text:p text:style-name="P9"><text:span text:style-name="T8"><text:s text:c="4"/>- Aside de navegación:</text:span><text:span text:style-name="T10"> Es la barra de navegación.</text:span></text:p>
      <text:p text:style-name="P9"><text:span text:style-name="T8"><text:s text:c="4"/>- Migas de pan: </text:span><text:span text:style-name="T10">Estructura de directorios donde me encentro dentro de la web.</text:span></text:p>
      <text:p text:style-name="P9"><text:span text:style-name="T10"/></text:p>
      <text:p text:style-name="P10"><text:span text:style-name="T11">2.3 Contenidos</text:span></text:p>
      <text:p text:style-name="P10"><text:span text:style-name="T11">2.4 Interacció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0T10:40:48.871000000</meta:creation-date>
    <dc:date>2024-10-01T12:55:20.101000000</dc:date>
    <meta:editing-duration>PT2H14M14S</meta:editing-duration>
    <meta:editing-cycles>9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22" meta:word-count="138" meta:character-count="762" meta:non-whitespace-character-count="633"/>
  </office:meta>
</office:document-meta>
</file>